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09cm" svg:height="2.938cm" svg:x="1cm" svg:y="6.3cm">
          <text:p text:style-name="P1">00</text:p>
          <text:p text:style-name="P1">Vorhersage:</text:p>
          <text:p text:style-name="P1">Kein Spru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4.909cm" svg:height="2.938cm" svg:x="8.555cm" svg:y="6.362cm">
          <text:p text:style-name="P1">01</text:p>
          <text:p text:style-name="P1">Vorhersage:</text:p>
          <text:p text:style-name="P1">Kein Spru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908cm" svg:height="2.938cm" svg:x="16.138cm" svg:y="6.3cm">
          <text:p text:style-name="P1">10</text:p>
          <text:p text:style-name="P1">Vorhersage:</text:p>
          <text:p text:style-name="P1">Spru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4.908cm" svg:height="2.938cm" svg:x="23.792cm" svg:y="6.362cm">
          <text:p text:style-name="P1">11</text:p>
          <text:p text:style-name="P1">Vorhersage:</text:p>
          <text:p text:style-name="P1">Spru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draw:line-skew="-0.134cm" svg:x1="1.718cm" svg:y1="6.73cm" svg:x2="5.191cm" svg:y2="6.73cm" draw:start-shape="id1" draw:start-glue-point="5" draw:end-shape="id1" draw:end-glue-point="11" svg:d="M1718 6730c0-1597 3473-1597 3473 0" svg:viewBox="0 0 3474 1199">
          <text:p text:style-name="P1">Kein Sprung</text:p>
          <text:p text:style-name="P1"/>
          <text:p text:style-name="P1"/>
          <text:p text:style-name="P1"/>
        </draw:connector>
        <draw:connector draw:style-name="gr2" draw:text-style-name="P1" xml:id="id5" draw:id="id5" draw:layer="layout" draw:type="curve" draw:line-skew="-0.134cm" svg:x1="24.527cm" svg:y1="6.8cm" svg:x2="28cm" svg:y2="6.8cm" svg:d="M24527 6800c0-1597 3473-1597 3473 0" svg:viewBox="0 0 3474 1199">
          <text:p text:style-name="P1">Sprung</text:p>
          <text:p text:style-name="P1"/>
          <text:p text:style-name="P1"/>
          <text:p text:style-name="P1"/>
        </draw:connector>
        <draw:connector draw:style-name="gr2" draw:text-style-name="P1" draw:layer="layout" draw:type="curve" svg:x1="21.046cm" svg:y1="7.769cm" svg:x2="23.792cm" svg:y2="7.831cm" draw:start-shape="id2" draw:start-glue-point="10" draw:end-shape="id3" draw:end-glue-point="6" svg:d="M21046 7769c2061 0 688 62 2746 62" svg:viewBox="0 0 2747 63">
          <text:p text:style-name="P1">Sprung</text:p>
          <text:p text:style-name="P1"/>
        </draw:connector>
        <draw:line draw:style-name="gr3" draw:text-style-name="P1" draw:layer="layout" svg:x1="20.8cm" svg:y1="8.4cm" svg:x2="23.9cm" svg:y2="8.4cm">
          <text:p text:style-name="P1"/>
          <text:p text:style-name="P1">Kein Sprung</text:p>
        </draw:line>
        <draw:connector draw:style-name="gr2" draw:text-style-name="P1" draw:layer="layout" draw:type="curve" svg:x1="5.946cm" svg:y1="7.8cm" svg:x2="8.555cm" svg:y2="7.831cm" draw:end-shape="id4" draw:end-glue-point="6" svg:d="M5946 7800c1581 0 277 31 2609 31" svg:viewBox="0 0 2610 32">
          <text:p text:style-name="P1">Sprung</text:p>
          <text:p text:style-name="P1"/>
        </draw:connector>
        <draw:line draw:style-name="gr3" draw:text-style-name="P1" draw:layer="layout" svg:x1="5.7cm" svg:y1="8.431cm" svg:x2="8.8cm" svg:y2="8.431cm">
          <text:p text:style-name="P1"/>
          <text:p text:style-name="P1">Kein Sprung</text:p>
        </draw:line>
        <draw:connector draw:style-name="gr2" draw:text-style-name="P1" draw:layer="layout" draw:type="curve" draw:line-skew="-0.473cm 5.645cm" svg:x1="11.009cm" svg:y1="6.362cm" svg:x2="24.527cm" svg:y2="6.8cm" draw:start-shape="id4" draw:start-glue-point="4" draw:end-shape="id5" draw:end-glue-point="2" svg:d="M11009 6362c0-1461 6817-1218 10239-743s3450 1181 3279 1181" svg:viewBox="0 0 13573 1549">
          <text:p text:style-name="P1">Sprung</text:p>
          <text:p text:style-name="P1"/>
          <text:p text:style-name="P1"/>
          <text:p text:style-name="P1"/>
        </draw:connector>
        <draw:connector draw:style-name="gr2" draw:text-style-name="P1" draw:layer="layout" draw:type="curve" draw:line-skew="0.355cm" svg:x1="18.592cm" svg:y1="9.238cm" svg:x2="3.454cm" svg:y2="9.238cm" draw:start-shape="id2" draw:start-glue-point="8" draw:end-shape="id1" draw:end-glue-point="8" svg:d="M18592 9238c0 1285-15138 1285-15138 0" svg:viewBox="0 0 15139 965">
          <text:p text:style-name="P1"/>
          <text:p text:style-name="P1"/>
          <text:p text:style-name="P1"/>
          <text:p text:style-name="P1">Kein Sprung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10T13:37:52.847604026</meta:creation-date>
    <dc:date>2016-01-10T13:49:46.209702873</dc:date>
    <dc:creator>peter </dc:creator>
    <meta:editing-duration>P0D</meta:editing-duration>
    <meta:editing-cycles>1</meta:editing-cycles>
    <meta:document-statistic meta:object-count="12"/>
    <meta:generator>LibreOffice/4.2.8.2$Linux_x86 LibreOffice_project/420m0$Build-2</meta:generator>
  </office:meta>
</office:document-meta>
</file>